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fo:font-size="16pt" style:font-size-asian="16pt"/>
    </style:style>
    <style:style style:name="T2" style:parent-style-name="Standaardalinea-lettertype" style:family="text">
      <style:text-properties fo:font-weight="bold" style:font-weight-asian="bold"/>
    </style:style>
    <style:style style:name="T3" style:parent-style-name="Standaardalinea-lettertype" style:family="text">
      <style:text-properties fo:font-weight="bold" style:font-weight-asian="bold"/>
    </style:style>
    <style:style style:name="T4" style:parent-style-name="Standaardalinea-lettertype" style:family="text">
      <style:text-properties fo:font-weight="bold" style:font-weight-asian="bold"/>
    </style:style>
    <style:style style:name="T5" style:parent-style-name="Standaardalinea-lettertype" style:family="text">
      <style:text-properties fo:font-weight="bold" style:font-weight-asian="bold"/>
    </style:style>
    <style:style style:name="T6" style:parent-style-name="Standaardalinea-lettertype" style:family="text">
      <style:text-properties fo:font-weight="bold" style:font-weight-asian="bold"/>
    </style:style>
    <style:style style:name="T7" style:parent-style-name="Standaardalinea-lettertype" style:family="text">
      <style:text-properties fo:font-weight="bold" style:font-weight-asian="bold"/>
    </style:style>
    <style:style style:name="T8" style:parent-style-name="Standaardalinea-lettertype" style:family="text">
      <style:text-properties fo:font-weight="bold" style:font-weight-asian="bold"/>
    </style:style>
    <style:style style:name="T9" style:parent-style-name="Standaardalinea-lettertype" style:family="text">
      <style:text-properties fo:font-weight="bold" style:font-weight-asian="bold"/>
    </style:style>
  </office:automatic-styles>
  <office:body>
    <office:text text:use-soft-page-breaks="true">
      <text:p text:style-name="P1">Class Cinema<text:s/></text:p>
      <text:p text:style-name="Standaard"><text:span text:style-name="T2">+__init__(in name:string)</text:span><text:line-break/>//Creates a cinema with given values for the listed keys (all optional). If a key’s value is not given, it is set to None.</text:p>
      <text:p text:style-name="Standaard"><text:span text:style-name="T3">+rename(in name:string)</text:span><text:line-break/>//Renames the cinema to the given<text:s/>name.</text:p>
      <text:p text:style-name="Standaard"><text:span text:style-name="T4">+add(</text:span><text:span text:style-name="T5">in category: string,<text:s/></text:span><text:span text:style-name="T6">in class:class)</text:span><text:line-break/>//Stores the given class with the other objects of the same class (e.g. halls are saved with the other halls<text:s/>if the user specifies the category as “hall”).<text:s/>This should not be used for adding a reservation.<text:line-break/>//Precondition: class needs a get() method with a unique search key (integer) when the first parameter is string ”search_key”. If the search key is not unique, returns False.</text:p>
      <text:p text:style-name="Standaard"><text:span text:style-name="T7">+get(in category: string, in search_key: integer)</text:span><text:line-break/>//Returns the object with the given search key from the given category if it exists, otherwise returns False.</text:p>
      <text:p text:style-name="Standaard"><text:span text:style-name="T8">+add_reservation(in class: Reservation)</text:span><text:span text:style-name="T9"><text:line-break/></text:span>//Adds a reservation<text:s/>if there are enough free seats in the showing.<text:line-break/>//Precondition: showing needs an integer value for free_seats. If not, returns False.<text:line-break/>//Postcondition: throws error(s) when there are configuration errors with the movies,halls and showings. Users that are used in reservations that do not yet exist, are added to the system in the Users catego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alcon</meta:initial-creator>
    <dc:creator>Phalcon</dc:creator>
    <meta:creation-date>2014-11-19T08:56:00Z</meta:creation-date>
    <dc:date>2014-11-19T09:25:00Z</dc:date>
    <meta:template xlink:href="Normal" xlink:type="simple"/>
    <meta:editing-cycles>4</meta:editing-cycles>
    <meta:editing-duration>PT1620S</meta:editing-duration>
    <meta:document-statistic meta:page-count="1" meta:paragraph-count="2" meta:word-count="186" meta:character-count="1213" meta:row-count="8" meta:non-whitespace-character-count="1029"/>
  </office:meta>
</office:document-meta>
</file>